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095" officeooo:paragraph-rsid="0016d095"/>
    </style:style>
    <style:style style:name="P2" style:family="paragraph" style:parent-style-name="Standard">
      <style:text-properties officeooo:rsid="0016d095" officeooo:paragraph-rsid="001742d7"/>
    </style:style>
    <style:style style:name="P3" style:family="paragraph" style:parent-style-name="Standard">
      <style:text-properties officeooo:rsid="0017556d" officeooo:paragraph-rsid="0017556d"/>
    </style:style>
    <style:style style:name="P4" style:family="paragraph" style:parent-style-name="Standard">
      <style:text-properties officeooo:rsid="0017556d" officeooo:paragraph-rsid="0017556d"/>
    </style:style>
    <style:style style:name="P5" style:family="paragraph" style:parent-style-name="Standard">
      <style:text-properties officeooo:rsid="0018a86b" officeooo:paragraph-rsid="0018a8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OT, <text:s/>parsed<text:tab/><text:tab/><text:tab/>-<text:tab/><text:tab/>parsed→Today<text:tab/>LEFT-ARC</text:p>
      <text:p text:style-name="P1">ROOT, <text:s/>parsed, a<text:tab/><text:tab/><text:tab/>sentence<text:tab/>-<text:tab/><text:tab/><text:tab/>SHIFT</text:p>
      <text:p text:style-name="P1">ROOT, <text:s/>parsed, a, sentence<text:tab/><text:tab/>-<text:tab/><text:tab/>-<text:tab/><text:tab/><text:tab/>SHIFT</text:p>
      <text:p text:style-name="P1">ROOT, <text:s/>parsed, sentence<text:tab/><text:tab/>-<text:tab/><text:tab/>sentence→a<text:tab/><text:tab/>LEFT-ARC</text:p>
      <text:p text:style-name="P1">ROOT, <text:s/>parsed<text:tab/><text:tab/><text:tab/>-<text:tab/><text:tab/>parsed→sentence<text:tab/>RIGHT-ARC</text:p>
      <text:p text:style-name="P1">ROOT<text:tab/><text:tab/><text:tab/><text:tab/><text:tab/>-<text:tab/><text:tab/>ROOT→parsed<text:tab/>RIGHT-ARC</text:p>
      <text:p text:style-name="P1"/>
      <text:p text:style-name="P3">n times for shifting + n times for left or right arc = 2n → O(n)</text:p>
      <text:p text:style-name="P3"/>
      <text:p text:style-name="P3"/>
      <text:p text:style-name="P5">1- Coordination Attachment Error:<text:tab/><text:tab/>eyes → mind</text:p>
      <text:p text:style-name="P5">2- Prepositional Phrase Attachment Error:<text:tab/>dogs → fur</text:p>
      <text:p text:style-name="P5">3- Modifier Attachment Error: <text:tab/><text:tab/>good → unexpectedly</text:p>
      <text:p text:style-name="P5">4- Verb Phrase Attachment Error:<text:tab/><text:tab/>saw → eat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5:16:20.332560239</meta:creation-date>
    <dc:date>2022-11-17T14:49:12.998079277</dc:date>
    <meta:editing-duration>PT22M1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79" meta:character-count="501" meta:non-whitespace-character-count="402"/>
  </office:meta>
</office:document-meta>
</file>